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ebdd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16pt" style:font-size-asian="16pt" style:font-size-complex="16pt"/>
    </style:style>
    <style:style style:name="T1" style:family="text">
      <style:text-properties fo:font-family="arial" style:font-family-generic="swiss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4.087cm" svg:height="1.914cm" svg:x="1.667cm" svg:y="3.524cm">
          <text:p text:style-name="P1"><text:span text:style-name="T1">Code Gen T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2" draw:layer="layout" svg:width="2.943cm" svg:height="1.556cm" svg:x="7.647cm" svg:y="3.703cm">
          <text:p text:style-name="P1"><text:span text:style-name="T1">MPC</text:span><text:span text:style-name="T1"><text:line-break/></text:span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754cm" svg:y1="4.481cm" svg:x2="7.647cm" svg:y2="4.481cm" draw:start-shape="id1" draw:end-shape="id2" svg:d="m5754 4481h1893">
          <text:p/>
        </draw:connector>
        <draw:custom-shape draw:style-name="gr2" draw:text-style-name="P2" draw:id="id3" draw:layer="layout" svg:width="3.489cm" svg:height="1.556cm" svg:x="12.725cm" svg:y="1.616cm">
          <text:p text:style-name="P1"><text:span text:style-name="T1">Visual Studio</text:span><text:span text:style-name="T1"><text:line-break/></text:span><text:span text:style-name="T1">Project Fi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9cm" svg:y1="4.481cm" svg:x2="12.725cm" svg:y2="2.394cm" draw:start-shape="id2" draw:start-glue-point="1" draw:end-shape="id3" draw:end-glue-point="3" svg:d="m10590 4481 2135-2087">
          <text:p/>
        </draw:connector>
        <draw:custom-shape draw:style-name="gr2" draw:text-style-name="P2" draw:id="id4" draw:layer="layout" svg:width="3.619cm" svg:height="1.556cm" svg:x="12.66cm" svg:y="3.657cm">
          <text:p text:style-name="P1"><text:span text:style-name="T1">GNUMakefil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9cm" svg:y1="4.481cm" svg:x2="12.66cm" svg:y2="4.435cm" draw:start-shape="id2" draw:start-glue-point="1" draw:end-shape="id4" draw:end-glue-point="3" svg:d="m10590 4481 2070-46">
          <text:p/>
        </draw:connector>
        <draw:custom-shape draw:style-name="gr2" draw:text-style-name="P2" draw:id="id5" draw:layer="layout" svg:width="3.641cm" svg:height="1.556cm" svg:x="12.649cm" svg:y="5.61cm">
          <text:p text:style-name="P1"><text:span text:style-name="T1">(Other Project</text:span><text:span text:style-name="T1"><text:line-break/></text:span><text:span text:style-name="T1">File)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9cm" svg:y1="4.481cm" svg:x2="12.649cm" svg:y2="6.388cm" draw:start-shape="id2" draw:start-glue-point="1" draw:end-shape="id5" draw:end-glue-point="3" svg:d="m10590 4481 2059 19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yron Harris</meta:initial-creator>
    <meta:creation-date>2011-05-09T09:14:01</meta:creation-date>
    <dc:date>2011-05-09T10:06:52</dc:date>
    <dc:creator>Byron Harris</dc:creator>
    <meta:editing-duration>PT00H22M30S</meta:editing-duration>
    <meta:editing-cycles>4</meta:editing-cycles>
    <meta:generator>OpenOffice.org/3.2$Unix OpenOffice.org_project/320m12$Build-9483</meta:generator>
    <meta:document-statistic meta:object-count="9"/>
  </office:meta>
</office:document-meta>
</file>